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2"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3"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4" style:family="paragraph" style:parent-style-name="Standard">
      <style:paragraph-properties fo:text-align="justify" style:justify-single-word="false"/>
      <style:text-properties style:use-window-font-color="true" style:font-name="Times New Roman" fo:font-size="12pt" fo:language="es" fo:country="ES" fo:font-weight="bold" officeooo:rsid="00896985" style:font-name-asian="Times New Roman1" style:font-size-asian="12pt" style:font-weight-asian="bold" style:font-name-complex="Times New Roman1" style:font-size-complex="12pt" style:font-weight-complex="bold"/>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29c252" style:font-name-asian="Times New Roman1" style:font-size-asian="12pt" style:font-weight-asian="normal" style:font-name-complex="Times New Roman1" style:font-size-complex="12pt" style:font-weight-complex="normal"/>
    </style:style>
    <style:style style:name="P6"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7" style:family="paragraph" style:parent-style-name="Standard">
      <style:paragraph-properties fo:text-align="justify" style:justify-single-word="false"/>
      <style:text-properties style:use-window-font-color="true" style:font-name="Times New Roman" fo:font-size="12pt" fo:language="es" fo:country="ES" fo:font-weight="normal" officeooo:rsid="0076d774" officeooo:paragraph-rsid="0023b53c" style:font-name-asian="Times New Roman1" style:font-size-asian="12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properties style:use-window-font-color="true" style:font-name="Times New Roman" fo:font-size="12pt" fo:language="es" fo:country="ES" fo:font-weight="normal" officeooo:rsid="00a24328" officeooo:paragraph-rsid="00a24328" style:font-name-asian="Times New Roman1" style:font-size-asian="12pt" style:font-weight-asian="normal" style:font-name-complex="Times New Roman1" style:font-size-complex="12pt" style:font-weight-complex="normal"/>
    </style:style>
    <style:style style:name="P9" style:family="paragraph" style:parent-style-name="Standard">
      <style:paragraph-properties fo:text-align="justify" style:justify-single-word="false"/>
      <style:text-properties style:use-window-font-color="true" style:font-name="Times New Roman" fo:font-size="12pt" officeooo:rsid="00928f2a" style:font-size-asian="12pt" style:font-name-complex="Times New Roman1"/>
    </style:style>
    <style:style style:name="P10" style:family="paragraph" style:parent-style-name="Standard">
      <style:paragraph-properties fo:text-align="center" style:justify-single-word="false"/>
      <style:text-properties style:use-window-font-color="true" style:font-name="Times New Roman" fo:font-size="18pt" fo:language="es" fo:country="ES" fo:font-weight="bold" officeooo:rsid="00a24328" officeooo:paragraph-rsid="00a24328" style:font-size-asian="18pt" style:font-weight-asian="bold" style:font-name-complex="Times New Roman1"/>
    </style:style>
    <style:style style:name="P1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1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a9241c" style:font-name-asian="Times New Roman1" style:font-size-asian="12pt" style:font-weight-asian="normal" style:font-name-complex="Times New Roman1" style:font-size-complex="12pt" style:font-weight-complex="normal"/>
    </style:style>
    <style:style style:name="P1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a24328" officeooo:paragraph-rsid="00255e68" style:font-name-asian="Times New Roman1" style:font-size-asian="12pt" style:font-weight-asian="normal" style:font-name-complex="Times New Roman1" style:font-size-complex="12pt" style:font-weight-complex="normal"/>
    </style:style>
    <style:style style:name="P1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a695fc" officeooo:paragraph-rsid="00a695fc" style:font-name-asian="Times New Roman1" style:font-size-asian="12pt" style:font-weight-asian="normal" style:font-name-complex="Times New Roman1" style:font-size-complex="12pt" style:font-weight-complex="normal"/>
    </style:style>
    <style:style style:name="P1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4965d3" officeooo:paragraph-rsid="00a73a94" style:font-name-asian="Times New Roman1" style:font-size-asian="12pt" style:font-weight-asian="normal" style:font-name-complex="Times New Roman1" style:font-size-complex="12pt" style:font-weight-complex="normal"/>
    </style:style>
    <style:style style:name="P1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a84c7a" officeooo:paragraph-rsid="00a84c7a" style:font-name-asian="Times New Roman1" style:font-size-asian="12pt" style:font-weight-asian="normal" style:font-name-complex="Times New Roman1" style:font-size-complex="12pt" style:font-weight-complex="normal"/>
    </style:style>
    <style:style style:name="P1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18"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255e68" officeooo:paragraph-rsid="00a73a94" style:font-name-asian="Times New Roman1" style:font-size-asian="12pt" style:font-weight-asian="bold" style:font-name-complex="Times New Roman1" style:font-size-complex="12pt" style:font-weight-complex="bold"/>
    </style:style>
    <style:style style:name="P19" style:family="paragraph" style:parent-style-name="Standard">
      <loext:graphic-properties draw:fill="none"/>
      <style:paragraph-properties fo:margin-left="0in" fo:margin-right="0in" fo:margin-top="0.1665in" fo:margin-bottom="0.1665in" loext:contextual-spacing="false" style:line-height-at-least="0.2in" fo:text-align="center"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20"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55e68"/>
    </style:style>
    <style:style style:name="P21"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2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55e68"/>
    </style:style>
    <style:style style:name="T1" style:family="text">
      <style:text-properties style:use-window-font-color="true" style:font-name="Times New Roman" fo:font-size="12pt" fo:language="es" fo:country="ES" fo:font-weight="normal" officeooo:rsid="00255e68" style:font-name-asian="Times New Roman1" style:font-size-asian="12pt" style:font-weight-asian="normal" style:font-name-complex="Times New Roman1" style:font-size-complex="12pt" style:font-weight-complex="normal"/>
    </style:style>
    <style:style style:name="T2" style:family="text">
      <style:text-properties style:use-window-font-color="true" style:font-name="Times New Roman" fo:font-size="12pt" fo:language="es" fo:country="ES" fo:font-weight="normal" officeooo:rsid="00a24328" style:font-name-asian="Times New Roman1" style:font-size-asian="12pt" style:font-weight-asian="normal" style:font-name-complex="Times New Roman1" style:font-size-complex="12pt" style:font-weight-complex="normal"/>
    </style:style>
    <style:style style:name="T3" style:family="text">
      <style:text-properties style:use-window-font-color="true" style:font-name="Times New Roman" fo:font-size="12pt" fo:language="es" fo:country="ES" fo:font-weight="normal" officeooo:rsid="00aafab7" style:font-name-asian="Times New Roman1" style:font-size-asian="12pt" style:font-weight-asian="normal" style:font-name-complex="Times New Roman1" style:font-size-complex="12pt" style:font-weight-complex="normal"/>
    </style:style>
    <style:style style:name="T4" style:family="text">
      <style:text-properties officeooo:rsid="00a24328"/>
    </style:style>
    <style:style style:name="T5" style:family="text">
      <style:text-properties officeooo:rsid="00a695fc"/>
    </style:style>
    <style:style style:name="T6" style:family="text">
      <style:text-properties officeooo:rsid="0074dc03"/>
    </style:style>
    <style:style style:name="T7" style:family="text">
      <style:text-properties officeooo:rsid="00a90704"/>
    </style:style>
    <style:style style:name="T8" style:family="text">
      <style:text-properties officeooo:rsid="00aafa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ESTATUTOS DE LA SOCIEDAD LIMITADA UNIPERSONAL</text:p>
      <text:p text:style-name="P10">id-unid-0</text:p>
      <text:p text:style-name="P9"/>
      <text:p text:style-name="P2">DISPOSICIONES GENERALES</text:p>
      <text:p text:style-name="P1"/>
      <text:p text:style-name="P3">Artículo 1. Denominación</text:p>
      <text:p text:style-name="P6">La sociedad unipersonal se denomina <text:span text:style-name="T4">id-unid-0</text:span></text:p>
      <text:p text:style-name="P5"><text:s/></text:p>
      <text:p text:style-name="P4">Artículo 2. Objeto</text:p>
      <text:p text:style-name="P7">Constituye el objeto de la Sociedad:</text:p>
      <text:p text:style-name="P8">id-unid-2</text:p>
      <text:p text:style-name="P20"><text:span text:style-name="T1">Las actividades enumeradas en el </text:span><text:span text:style-name="T3">párrafo</text:span><text:span text:style-name="T1"> anterior, podrán ser realizadas por la Sociedad directamente, o indirectamente, incluso mediante su participación en otras sociedades de objeto idéntico o análogo.</text:span></text:p>
      <text:p text:style-name="P11"/>
      <text:p text:style-name="P17">Artículo 3. Duración </text:p>
      <text:p text:style-name="P20"><text:span text:style-name="T1">La duración de la Sociedad es </text:span><text:span text:style-name="T2">id-unid-3</text:span><text:span text:style-name="T1">. </text:span></text:p>
      <text:p text:style-name="P11"/>
      <text:p text:style-name="P17">Artículo 4. Comienzo de operaciones o actividad. </text:p>
      <text:p text:style-name="P13">La sociedad dará comienzo a sus operaciones desde el día de la fecha de la escritura de constitución.</text:p>
      <text:p text:style-name="P11"/>
      <text:p text:style-name="P17">Artículo 5. Ejercicio social </text:p>
      <text:p text:style-name="P14">id-unid-4</text:p>
      <text:p text:style-name="P11"/>
      <text:p text:style-name="P17">Artículo 6. Domicilio </text:p>
      <text:p text:style-name="P11">El domicilio social se establece en <text:span text:style-name="T4">id-unid-1</text:span>. </text:p>
      <text:p text:style-name="P11"><text:soft-page-break/>Para decidir sobre la creación, supresión o traslado de sucursales dentro y fuera del territorio español, será competente el órgano de Administración.</text:p>
      <text:p text:style-name="P11"/>
      <text:p text:style-name="P19">CAPITAL Y PARTICIPACIONES SOCIALES </text:p>
      <text:p text:style-name="P11"/>
      <text:p text:style-name="P17">Artículo 7. Capital social y participaciones sociales. </text:p>
      <text:p text:style-name="P12">El capital social, íntegramente desembolsado desde el momento de constitución de la sociedad, es de <text:span text:style-name="T5">id-unid-5</text:span> €.</text:p>
      <text:p text:style-name="P12">Dicho capital está dividido en <text:span text:style-name="T5">id-unid-6</text:span> participaciones sociales, <text:span text:style-name="T5">id-unid-7</text:span> <text:span text:style-name="T7">euros</text:span> de valor nominal cada una de ellas, acumulables e indivisibles.</text:p>
      <text:p text:style-name="P12"><text:span text:style-name="T7">N</text:span>o podrán incorporarse a títulos negociables y se encuentran numeradas correlativamente del 1 al <text:span text:style-name="T5">id-unid-6</text:span></text:p>
      <text:p text:style-name="P12">El capital social se ha suscrito y desembolsado desde su origen mediante: </text:p>
      <text:p text:style-name="P14">id-unid-8</text:p>
      <text:p text:style-name="P14">id-unid-9</text:p>
      <text:p text:style-name="P11">realizadas por el Socio Único a título de propiedad. </text:p>
      <text:p text:style-name="P11"><text:s text:c="2"/></text:p>
      <text:p text:style-name="P19">ÓRGANOS SOCIALES </text:p>
      <text:p text:style-name="P11"/>
      <text:p text:style-name="P11">Los órganos sociales serán: </text:p>
      <text:p text:style-name="P11"><text:tab/>- La Junta General: cuyas competencias serán ejercidas por el socio único. </text:p>
      <text:p text:style-name="P11"><text:tab/>- El Órgano de Administración </text:p>
      <text:p text:style-name="P11"/>
      <text:p text:style-name="P17">Artículo 8. Junta General </text:p>
      <text:p text:style-name="P11">El socio único ejercerá las competencias de la Junta General.</text:p>
      <text:p text:style-name="P11">Las decisiones del socio único deben constar en el acta, bajo su firma o la de su representante, pudiendo ser ejecutadas y formalizadas por el propio socio o por los administradores de la sociedad. </text:p>
      <text:p text:style-name="P11">La convocatoria de la Junta General deberá hacerse al menos, con quince días de antelación a la fecha de su celebración. </text:p>
      <text:p text:style-name="P11"><text:soft-page-break/>De manera expresa en la convocatoria debe constar: </text:p>
      <text:p text:style-name="P11"><text:tab/>- el nombre de la sociedad </text:p>
      <text:p text:style-name="P11"><text:tab/>- la fecha y hora de la reunión </text:p>
      <text:p text:style-name="P11"><text:tab/>- el Orden del día, en el que figurarán los asuntos a tratar </text:p>
      <text:p text:style-name="P11"><text:tab/>- el cargo de la persona o personas que realicen la convocatoria. </text:p>
      <text:p text:style-name="P11">Como se expuso anteriormente, entre la convocatoria y la fecha prevista para la celebración de la Junta deberá existir un plazo de, al menos, quince días. </text:p>
      <text:p text:style-name="P11"/>
      <text:p text:style-name="P17">Artículo 9. Órgano de administración </text:p>
      <text:p text:style-name="P11"><text:tab/>a) Competencias </text:p>
      <text:p text:style-name="P11">Las competencias del órgano de administración serán, las de <text:s/>gestión, administración y representación de la sociedad. </text:p>
      <text:p text:style-name="P11"><text:tab/>b) Facultades </text:p>
      <text:p text:style-name="P11">Al órgano de administración, le corresponde la administración de la sociedad, en juicio y fuera de él, y se extenderá a todos los asuntos relativos al día a día y al desarrollo del negocio de la Empresa, teniendo las facultades más amplias para contratar en general, realizar toda clase de actos y negocios, obligacionales o dispositivos, de administración ordinaria o extraordinaria y de riguroso dominio, respecto a toda clase de bienes, muebles, inmuebles, dinero, valores mobiliarios y efectos de comercio, sin más excepción que la de aquellos asuntos que sean competencia de otros órganos y no están incluidos en el objeto social. </text:p>
      <text:p text:style-name="P11"><text:tab/>c) Organización </text:p>
      <text:p text:style-name="P11">La Sociedad será dirigida, administrada y representada, según decida la Junta General, por: </text:p>
      <text:p text:style-name="P11"><text:tab/>1.- Un administrador único. </text:p>
      <text:p text:style-name="P11"><text:tab/>2.- Varios administradores solidarios, con un mínimo de 2 y un máximo de 4. </text:p>
      <text:p text:style-name="P11"><text:tab/>3.- Varios administradores mancomunados, con un mínimo de 2 y un máximo de 4. <text:s text:c="2"/></text:p>
      <text:p text:style-name="P11"><text:tab/><text:tab/>En este último caso, será necesario el consentimiento de al menos dos de ellos <text:tab/><text:tab/>para la <text:tab/>realización de actos y negocios en nombre de la sociedad. </text:p>
      <text:p text:style-name="P11"><text:tab/>4.- Un Consejo de Administración, compuesto con un mínimo de 2 y un máximo de <text:tab/>12 miembros. </text:p>
      <text:p text:style-name="P11">La opción de la Junta General por uno y otro sistema no supone la modificación de estatutos y bastará que se realice mediante acuerdo, que debe constar en escritura pública e inscribirse en el Registro Mercantil. </text:p>
      <text:p text:style-name="P11"><text:soft-page-break/><text:tab/>d) Nombramiento </text:p>
      <text:p text:style-name="P11">Para ser nombrado Administrador, no será necesario ser socio. </text:p>
      <text:p text:style-name="P11"><text:tab/>e) Duración <text:s/></text:p>
      <text:p text:style-name="P14">id-dec-10</text:p>
      <text:p text:style-name="P14"/>
      <text:p text:style-name="P11">f) Retribución </text:p>
      <text:p text:style-name="P16">id-dec-16</text:p>
      <text:p text:style-name="P11"/>
      <text:p text:style-name="P17">Artículo 10. Régimen del Consejo de Administración </text:p>
      <text:p text:style-name="P11">En el caso de que la administración y representación de la sociedad se encargue a un Consejo de Administración, serán de aplicación las normas que se establecen a continuación: </text:p>
      <text:p text:style-name="P11"><text:tab/>a) Composición </text:p>
      <text:p text:style-name="P11">El Consejo de Administración elegirá de entre sus miembros un Presidente y un Secretario, o varios Vicepresidentes o Vicesecretarios, siempre y cuando esos nombramientos no hayan sido realizados por la Junta General o los fundadores.</text:p>
      <text:p text:style-name="P11"><text:tab/>b) Convocatoria </text:p>
      <text:p text:style-name="P11">La convocatoria del Consejo de Administración corresponde a su Presidente que ejercerá dicha facultad siempre que lo considere conveniente y, también, cuando lo soliciten al menos dos Consejeros. En este último caso deberá convocarlo para que tenga lugar dentro de los quince días siguientes a dicha petición. </text:p>
      <text:p text:style-name="P11">La convocatoria deberá realizarse por escrito y dirigida personalmente a cada Consejero y enviado al domicilio designado por cada uno de ellos o con cinco días de antelación a la fecha de la reunión; en ese escrito se indicará el día, hora y lugar de la reunión. Con carácter general, y salvo que otra cosa se dispusiera, el lugar de la reunión se fijará en la localidad correspondiente al domicilio de la sociedad. </text:p>
      <text:p text:style-name="P11">También podrá ser convocado por los administradores que sumen al menos un tercio de los miembros del consejo, si, habiendo solicitado que se convocara la junta al presidente, éste sin causa justificada no haya hecho la convocatoria en el plazo de un mes. En este caso, deberán indicar el orden del día, para su celebración en la localidad donde esté el domicilio social. </text:p>
      <text:p text:style-name="P11">Sin perjuicio de lo dispuesto en los párrafos anteriores, la Junta quedará válidamente constituida, sin necesidad de previa convocatoria, si encontrándose todos los miembros decidieren, por unanimidad, celebrarla. </text:p>
      <text:p text:style-name="P11"><text:tab/>c) Representación </text:p>
      <text:p text:style-name="P11"><text:soft-page-break/>El Consejero podrá actuar en las reuniones por medio de representante, que podrá ser otro consejero, o, cualquier persona que ostente poder general conferido en documento público para ello. </text:p>
      <text:p text:style-name="P11">Los consejeros profesionales no podrán hacerse representar en el consejo por un consejero no profesional. </text:p>
      <text:p text:style-name="P11"><text:tab/>d) Constitución (reunión) </text:p>
      <text:p text:style-name="P11">El Consejo quedará válidamente constituido (reunido) cuando se encuentre presente, al menos, más de la mitad de sus componentes. </text:p>
      <text:p text:style-name="P11"><text:tab/>e) Forma de deliberar (debatir) y tomar acuerdos </text:p>
      <text:p text:style-name="P11">Todos los Consejeros tendrán derecho a expresar su opinión sobre los asuntos a tratar. Será el Presidente el que actúe como moderador, correspondiendo a éste, dar la palabra y establecer la duración de las intervenciones. </text:p>
      <text:p text:style-name="P11">Las propuestas de acuerdos presentadas tendrán que ser votadas, al menos, por dos consejeros más. </text:p>
      <text:p text:style-name="P11">Cada miembro del Consejo sólo puede emitir un voto. Y los acuerdos se adoptarán por mayoría absoluta de los Consejeros asistentes a la sesión, salvo disposición legal en contrario. </text:p>
      <text:p text:style-name="P11">El voto del Presidente será resolutorio. </text:p>
      <text:p text:style-name="P11"><text:tab/>f) Acta </text:p>
      <text:p text:style-name="P11">Las actas de las reuniones deberán constar en un libro de actas y tienen que estar firmadas por el Presidente y el Secretario del Consejo. </text:p>
      <text:p text:style-name="P15">-------------------------------------------------------------------------------------------------------------------------------------------------------------------------------------------------------------------------------<text:span text:style-name="T6">ESTA PARTE ESTARÁ DISPONIBLE SÓLO AL FINALIZAR EL FORMULARIO </text:span>--------------------------------------------------------------------------------------------------------------------------------------------------------------------------------------------------------------------------------</text:p>
      <text:p text:style-name="P11"/>
      <text:p text:style-name="P19">OTRAS DISPOSICIONES </text:p>
      <text:p text:style-name="P11"/>
      <text:p text:style-name="P18">Artículo 11. ------------------</text:p>
      <text:p text:style-name="P15">-------------------------------------------------------------------------------------------------------------------------------------------------------------------------------------------------------------------------------<text:span text:style-name="T6">ESTA PARTE ESTARÁ DISPONIBLE SÓLO AL FINALIZAR EL FORMULARIO </text:span>--------------------------------------------------------------------------------------------------------------------------------------------------------------------------------------------------------------------------------</text:p>
      <text:p text:style-name="P11"><text:soft-page-break/></text:p>
      <text:p text:style-name="P18">Artículo 12. ------------------</text:p>
      <text:p text:style-name="P15">-------------------------------------------------------------------------------------------------------------------------------------------------------------------------------------------------------------------------------<text:span text:style-name="T6">ESTA PARTE ESTARÁ DISPONIBLE SÓLO AL FINALIZAR EL FORMULARIO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CAMEJO ALARCON, J. (JUAN)</meta:initial-creator>
    <meta:editing-cycles>144</meta:editing-cycles>
    <meta:creation-date>2019-11-25T09:28:00</meta:creation-date>
    <dc:date>2020-08-11T14:26:36.723084942</dc:date>
    <meta:editing-duration>P1DT22H59M3S</meta:editing-duration>
    <meta:generator>LibreOffice/6.4.3.2$MacOSX_X86_64 LibreOffice_project/747b5d0ebf89f41c860ec2a39efd7cb15b54f2d8</meta:generator>
    <meta:document-statistic meta:table-count="0" meta:image-count="0" meta:object-count="0" meta:page-count="6" meta:paragraph-count="89" meta:word-count="1164" meta:character-count="8761" meta:non-whitespace-character-count="759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